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4.494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016cm"/>
    </style:style>
    <style:style style:name="co12" style:family="table-column">
      <style:table-column-properties fo:break-before="auto" style:column-width="3.274cm"/>
    </style:style>
    <style:style style:name="co13" style:family="table-column">
      <style:table-column-properties fo:break-before="auto" style:column-width="5.272cm"/>
    </style:style>
    <style:style style:name="co14" style:family="table-column">
      <style:table-column-properties fo:break-before="auto" style:column-width="3.634cm"/>
    </style:style>
    <style:style style:name="co15" style:family="table-column">
      <style:table-column-properties fo:break-before="auto" style:column-width="5.41cm"/>
    </style:style>
    <style:style style:name="co16" style:family="table-column">
      <style:table-column-properties fo:break-before="auto" style:column-width="3.134cm"/>
    </style:style>
    <style:style style:name="co17" style:family="table-column">
      <style:table-column-properties fo:break-before="auto" style:column-width="5.216cm"/>
    </style:style>
    <style:style style:name="co18" style:family="table-column">
      <style:table-column-properties fo:break-before="auto" style:column-width="0.37cm"/>
    </style:style>
    <style:style style:name="co19" style:family="table-column">
      <style:table-column-properties fo:break-before="auto" style:column-width="6.131cm"/>
    </style:style>
    <style:style style:name="co20" style:family="table-column">
      <style:table-column-properties fo:break-before="auto" style:column-width="5.221cm"/>
    </style:style>
    <style:style style:name="co21" style:family="table-column">
      <style:table-column-properties fo:break-before="auto" style:column-width="1.984cm"/>
    </style:style>
    <style:style style:name="co22" style:family="table-column">
      <style:table-column-properties fo:break-before="auto" style:column-width="0.318cm"/>
    </style:style>
    <style:style style:name="co23" style:family="table-column">
      <style:table-column-properties fo:break-before="auto" style:column-width="3.731cm"/>
    </style:style>
    <style:style style:name="co24" style:family="table-column">
      <style:table-column-properties fo:break-before="auto" style:column-width="4.217cm"/>
    </style:style>
    <style:style style:name="co25" style:family="table-column">
      <style:table-column-properties fo:break-before="auto" style:column-width="2.381cm"/>
    </style:style>
    <style:style style:name="co26" style:family="table-column">
      <style:table-column-properties fo:break-before="auto" style:column-width="1.429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3.939cm"/>
    </style:style>
    <style:style style:name="co29" style:family="table-column">
      <style:table-column-properties fo:break-before="auto" style:column-width="3.856cm"/>
    </style:style>
    <style:style style:name="co30" style:family="table-column">
      <style:table-column-properties fo:break-before="auto" style:column-width="1.64cm"/>
    </style:style>
    <style:style style:name="co31" style:family="table-column">
      <style:table-column-properties fo:break-before="auto" style:column-width="3.651cm"/>
    </style:style>
    <style:style style:name="co32" style:family="table-column">
      <style:table-column-properties fo:break-before="auto" style:column-width="3.773cm"/>
    </style:style>
    <style:style style:name="co33" style:family="table-column">
      <style:table-column-properties fo:break-before="auto" style:column-width="1.058cm"/>
    </style:style>
    <style:style style:name="co34" style:family="table-column">
      <style:table-column-properties fo:break-before="auto" style:column-width="1.931cm"/>
    </style:style>
    <style:style style:name="co35" style:family="table-column">
      <style:table-column-properties fo:break-before="auto" style:column-width="3.884cm"/>
    </style:style>
    <style:style style:name="co36" style:family="table-column">
      <style:table-column-properties fo:break-before="auto" style:column-width="1.032cm"/>
    </style:style>
    <style:style style:name="co37" style:family="table-column">
      <style:table-column-properties fo:break-before="auto" style:column-width="3.801cm"/>
    </style:style>
    <style:style style:name="co38" style:family="table-column">
      <style:table-column-properties fo:break-before="auto" style:column-width="2.469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63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36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10"/>
    <style:style style:name="ce2" style:family="table-cell" style:parent-style-name="Default" style:data-style-name="N112"/>
    <style:style style:name="ce3" style:family="table-cell" style:parent-style-name="Default" style:data-style-name="N117"/>
    <style:style style:name="ce4" style:family="table-cell" style:parent-style-name="Default" style:data-style-name="N0">
      <style:table-cell-properties fo:border-bottom="none" fo:background-color="#ccffcc" style:cell-protect="hidden-and-protected" style:print-content="true" fo:border-left="2.01pt solid #000000" fo:border-right="none" fo:border-top="2.01pt solid #000000"/>
      <style:text-properties style:font-name="Times New Roman" style:font-name-asian="Times New Roman1" style:font-name-complex="Times New Roman1"/>
    </style:style>
    <style:style style:name="ce5" style:family="table-cell" style:parent-style-name="Default" style:data-style-name="N110">
      <style:table-cell-properties fo:border-bottom="none" fo:background-color="#ccffcc" style:cell-protect="hidden-and-protected" style:print-content="true" fo:border-left="2.01pt solid #000000" fo:border-right="none" fo:border-top="none"/>
      <style:text-properties style:font-name="Times New Roman" style:font-name-asian="Times New Roman1" style:font-name-complex="Times New Roman1"/>
    </style:style>
    <style:style style:name="ce6" style:family="table-cell" style:parent-style-name="Default" style:data-style-name="N0">
      <style:table-cell-properties fo:border-bottom="none" fo:background-color="#ccffcc" style:cell-protect="hidden-and-protected" style:print-content="true" fo:border-left="2.01pt solid #000000" fo:border-right="none" fo:border-top="none"/>
      <style:text-properties style:font-name="Times New Roman" style:font-name-asian="Times New Roman1" style:font-name-complex="Times New Roman1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2.01pt solid #000000" fo:border-right="none" fo:border-top="none"/>
      <style:text-properties fo:color="#339966" style:font-name="Times New Roman" fo:font-size="8pt" style:font-name-asian="Times New Roman1" style:font-size-asian="8pt" style:font-name-complex="Times New Roman1" style:font-size-complex="8pt"/>
    </style:style>
    <style:style style:name="ce8" style:family="table-cell" style:parent-style-name="Default" style:data-style-name="N5110">
      <style:table-cell-properties fo:border-bottom="none" fo:background-color="#ccffcc" style:cell-protect="hidden-and-protected" style:print-content="true" fo:border-left="2.01pt solid #000000" fo:border-right="2.01pt solid #000000" fo:border-top="none"/>
      <style:text-properties fo:color="#339966" style:font-name="Times New Roman" fo:font-size="8pt" style:font-name-asian="Times New Roman1" style:font-size-asian="8pt" style:font-name-complex="Times New Roman1" style:font-size-complex="8pt"/>
    </style:style>
    <style:style style:name="ce9" style:family="table-cell" style:parent-style-name="Default" style:data-style-name="N5110">
      <style:table-cell-properties fo:background-color="#ccffcc" style:cell-protect="hidden-and-protected" style:print-content="true"/>
      <style:text-properties fo:color="#339966" style:font-name="Times New Roman" fo:font-size="8pt" style:font-name-asian="Times New Roman1" style:font-size-asian="8pt" style:font-name-complex="Times New Roman1" style:font-size-complex="8pt"/>
    </style:style>
    <style:style style:name="ce10" style:family="table-cell" style:parent-style-name="Default" style:data-style-name="N5110">
      <style:table-cell-properties fo:border-bottom="none" fo:background-color="#ccffcc" style:cell-protect="hidden-and-protected" style:print-content="true" fo:border-left="2.01pt solid #000000" fo:border-right="none" fo:border-top="none"/>
      <style:text-properties fo:color="#339966" style:font-name="Times New Roman" fo:font-size="8pt" style:font-name-asian="Times New Roman1" style:font-size-asian="8pt" style:font-name-complex="Times New Roman1" style:font-size-complex="8pt"/>
    </style:style>
    <style:style style:name="ce11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2.01pt solid #000000" fo:padding-bottom="0.048cm" fo:padding-left="0.035cm" fo:padding-right="0cm" fo:padding-top="0.048cm" fo:border-right="none" fo:border-top="none" style:vertical-align="automatic"/>
      <style:paragraph-properties fo:text-align="end"/>
      <style:text-properties fo:color="#ff00ff" style:font-name="Times New Roman" fo:font-size="9pt" fo:font-style="italic" style:font-name-asian="Times New Roman1" style:font-size-asian="9pt" style:font-style-asian="italic" style:font-name-complex="Times New Roman1" style:font-size-complex="9pt" style:font-style-complex="italic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fo:border-left="2.01pt solid #000000" fo:border-right="none" fo:border-top="none"/>
      <style:text-properties style:font-name="Times New Roman" fo:font-size="9pt" fo:font-style="italic" style:font-name-asian="Times New Roman1" style:font-size-asian="9pt" style:font-style-asian="italic" style:font-name-complex="Times New Roman1" style:font-size-complex="9pt" style:font-style-complex="italic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4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font-name="Times New Roman" style:font-name-asian="Times New Roman1" style:font-name-complex="Times New Roman1"/>
    </style:style>
    <style:style style:name="ce15" style:family="table-cell" style:parent-style-name="Default" style:data-style-name="N0">
      <style:table-cell-properties fo:border-bottom="2.01pt solid #000000" fo:background-color="#ccffcc" style:cell-protect="hidden-and-protected" style:print-content="true" fo:border-left="2.01pt solid #000000" fo:border-right="none" fo:border-top="none"/>
      <style:text-properties style:font-name="Times New Roman" style:font-name-asian="Times New Roman1" style:font-name-complex="Times New Roman1"/>
    </style:style>
    <style:style style:name="ce16" style:family="table-cell" style:parent-style-name="Default" style:data-style-name="N0">
      <style:table-cell-properties style:cell-protect="hidden-and-protected" style:print-content="true"/>
      <style:text-properties style:font-name="Times New Roman" style:font-name-asian="Times New Roman1" style:font-name-complex="Times New Roman1"/>
    </style:style>
    <style:style style:name="ce17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2.01pt solid #000000"/>
      <style:text-properties style:font-name="Times New Roman" style:font-name-asian="Times New Roman1" style:font-name-complex="Times New Roman1"/>
    </style:style>
    <style:style style:name="ce1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5110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20" style:family="table-cell" style:parent-style-name="Default" style:data-style-name="N5110">
      <style:table-cell-properties fo:background-color="#ccffcc" style:cell-protect="hidden-and-protected" style:print-content="true" style:text-align-source="fix" style:repeat-content="false" fo:wrap-option="wrap" fo:border="0.06pt solid #000000" style:vertical-align="middle"/>
      <style:paragraph-properties fo:text-align="start" fo:margin-left="0.353cm"/>
      <style:text-properties fo:color="#000080" style:font-name="Times New Roman" fo:font-size="9pt" style:font-name-asian="Times New Roman1" style:font-size-asian="9pt" style:font-name-complex="Times New Roman1" style:font-size-complex="9pt"/>
    </style:style>
    <style:style style:name="ce21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1" style:font-name-complex="Times New Roman1"/>
    </style:style>
    <style:style style:name="ce22" style:family="table-cell" style:parent-style-name="Default" style:data-style-name="N0">
      <style:table-cell-properties fo:background-color="#ccffcc" style:cell-protect="hidden-and-protected" style:print-content="true" fo:border="2.01pt solid #000000" style:vertical-align="middle"/>
      <style:text-properties style:font-name="Times New Roman" style:font-name-asian="Times New Roman1" style:font-name-complex="Times New Roman1"/>
    </style:style>
    <style:style style:name="ce23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style:font-name-asian="Times New Roman1" style:font-name-complex="Times New Roman1"/>
    </style:style>
    <style:style style:name="ce24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2.01pt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2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2.01pt solid #000000" style:vertical-align="middle"/>
      <style:paragraph-properties fo:text-align="start" fo:margin-left="0.353cm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27" style:family="table-cell" style:parent-style-name="Default" style:data-style-name="N0">
      <style:table-cell-properties fo:border-bottom="2.01pt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2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1" style:font-size-asian="9pt" style:font-style-asian="italic" style:font-name-complex="Times New Roman1" style:font-size-complex="9pt" style:font-style-complex="italic"/>
    </style:style>
    <style:style style:name="ce29" style:family="table-cell" style:parent-style-name="Default" style:data-style-name="N0">
      <style:table-cell-properties fo:border-bottom="2.01pt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1" style:font-name-complex="Times New Roman1"/>
    </style:style>
    <style:style style:name="ce3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3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38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fo:color="#ffffff" style:font-name="Times New Roman" fo:font-weight="bold" style:font-name-asian="Times New Roman1" style:font-weight-asian="bold" style:font-name-complex="Times New Roman1" style:font-weight-complex="bold"/>
    </style:style>
    <style:style style:name="ce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1" style:font-weight-asian="bold" style:font-name-complex="Times New Roman1" style:font-weight-complex="bold"/>
    </style:style>
    <style:style style:name="ce4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1" style:font-weight-asian="bold" style:font-name-complex="Times New Roman1" style:font-weight-complex="bold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43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2.01pt solid #000000" style:vertical-align="middle"/>
      <style:paragraph-properties fo:text-align="center"/>
      <style:text-properties fo:color="#ffffff" style:font-name="Times New Roman" fo:font-weight="bold" style:font-name-asian="Times New Roman1" style:font-weight-asian="bold" style:font-name-complex="Times New Roman1" style:font-weight-complex="bold"/>
    </style:style>
    <style:style style:name="ce4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1" style:font-weight-asian="bold" style:font-name-complex="Times New Roman1" style:font-weight-complex="bold"/>
    </style:style>
    <style:style style:name="ce4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46" style:family="table-cell" style:parent-style-name="Default" style:data-style-name="N0">
      <style:table-cell-properties fo:border-bottom="2.01pt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1" style:font-weight-asian="bold" style:font-name-complex="Times New Roman1" style:font-weight-complex="bold"/>
    </style:style>
    <style:style style:name="ce47" style:family="table-cell" style:parent-style-name="Default" style:data-style-name="N112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48" style:family="table-cell" style:parent-style-name="Default" style:data-style-name="N112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49" style:family="table-cell" style:parent-style-name="Default" style:data-style-name="N112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1" style:font-weight-asian="bold" style:font-name-complex="Times New Roman1" style:font-weight-complex="bold"/>
    </style:style>
    <style:style style:name="ce50" style:family="table-cell" style:parent-style-name="Default" style:data-style-name="N511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51" style:family="table-cell" style:parent-style-name="Default" style:data-style-name="N115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1" style:font-name-complex="Times New Roman1"/>
    </style:style>
    <style:style style:name="ce52" style:family="table-cell" style:parent-style-name="Default" style:data-style-name="N115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53" style:family="table-cell" style:parent-style-name="Default" style:data-style-name="N112">
      <style:table-cell-properties style:cell-protect="hidden-and-protected" style:print-content="true" style:text-align-source="fix" style:repeat-content="false" fo:background-color="transparent" fo:border="2.01pt solid #000000" fo:padding-bottom="0.048cm" fo:padding-left="0.035cm" fo:padding-right="0.353cm" fo:padding-top="0.048cm" style:vertical-align="middle"/>
      <style:paragraph-properties fo:text-align="end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54" style:family="table-cell" style:parent-style-name="Default" style:data-style-name="N112">
      <style:table-cell-properties fo:background-color="#ccffcc" style:cell-protect="hidden-and-protected" style:print-content="true" style:text-align-source="fix" style:repeat-content="false" fo:padding-bottom="0.048cm" fo:padding-left="0.035cm" fo:padding-right="0.353cm" fo:padding-top="0.048cm" style:vertical-align="middle"/>
      <style:paragraph-properties fo:text-align="end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55" style:family="table-cell" style:parent-style-name="Default" style:data-style-name="N114">
      <style:table-cell-properties style:cell-protect="hidden-and-protected" style:print-content="true" style:text-align-source="fix" style:repeat-content="false" fo:background-color="transparent" fo:border="2.01pt solid #000000" fo:padding-bottom="0.048cm" fo:padding-left="0.035cm" fo:padding-right="0.353cm" fo:padding-top="0.048cm" style:vertical-align="middle"/>
      <style:paragraph-properties fo:text-align="end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56" style:family="table-cell" style:parent-style-name="Default" style:data-style-name="N112">
      <style:table-cell-properties fo:border-bottom="2.01pt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57" style:family="table-cell" style:parent-style-name="Default" style:data-style-name="N112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5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1" style:font-weight-asian="bold" style:font-name-complex="Times New Roman1" style:font-weight-complex="bold"/>
    </style:style>
    <style:style style:name="ce59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2.01pt solid #000000" fo:border-top="2.01pt solid #000000"/>
      <style:text-properties style:font-name="Times New Roman" style:font-name-asian="Times New Roman1" style:font-name-complex="Times New Roman1"/>
    </style:style>
    <style:style style:name="ce60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2.01pt solid #000000" fo:border-top="none"/>
      <style:text-properties style:font-name="Times New Roman" style:font-name-asian="Times New Roman1" style:font-name-complex="Times New Roman1"/>
    </style:style>
    <style:style style:name="ce61" style:family="table-cell" style:parent-style-name="Default" style:data-style-name="N0">
      <style:table-cell-properties fo:border-bottom="2.01pt solid #000000" fo:background-color="#ccffcc" style:cell-protect="hidden-and-protected" style:print-content="true" fo:border-left="none" fo:border-right="2.01pt solid #000000" fo:border-top="none"/>
      <style:text-properties style:font-name="Times New Roman" style:font-name-asian="Times New Roman1" style:font-name-complex="Times New Roman1"/>
    </style:style>
    <style:style style:name="ce62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1" style:font-name-complex="Times New Roman1"/>
    </style:style>
    <style:style style:name="ce63" style:family="table-cell" style:parent-style-name="Default" style:data-style-name="N5110">
      <style:table-cell-properties style:cell-protect="hidden-and-protected" style:print-content="true"/>
      <style:text-properties style:font-name="Times New Roman" style:font-name-asian="Times New Roman1" style:font-name-complex="Times New Roman1"/>
    </style:style>
    <style:style style:name="ce64" style:family="table-cell" style:parent-style-name="Default" style:data-style-name="N5110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1" style:font-size-asian="8pt" style:font-name-complex="Times New Roman1" style:font-size-complex="8pt"/>
    </style:style>
    <style:style style:name="ce65" style:family="table-cell" style:parent-style-name="Default" style:data-style-name="N5110">
      <style:table-cell-properties style:cell-protect="hidden-and-protected" style:print-content="true"/>
      <style:text-properties fo:color="#ccffff" style:font-name="Times New Roman" style:font-name-asian="Times New Roman1" style:font-name-complex="Times New Roman1"/>
    </style:style>
    <style:style style:name="ce66" style:family="table-cell" style:parent-style-name="Default" style:data-style-name="N5110">
      <style:table-cell-properties style:cell-protect="hidden-and-protected" style:print-content="true" fo:background-color="transparent"/>
      <style:text-properties style:font-name="Times New Roman" style:font-name-asian="Times New Roman1" style:font-name-complex="Times New Roman1"/>
    </style:style>
    <style:style style:name="ce67" style:family="table-cell" style:parent-style-name="Default" style:data-style-name="N0">
      <style:table-cell-properties fo:border-bottom="none" fo:background-color="#ffffcc" fo:border-left="2.01pt solid #000000" fo:border-right="none" fo:border-top="2.01pt solid #000000"/>
      <style:text-properties fo:font-size="9pt" style:font-size-asian="9pt" style:font-size-complex="9pt"/>
    </style:style>
    <style:style style:name="ce68" style:family="table-cell" style:parent-style-name="Default" style:data-style-name="N0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-bottom="none" fo:background-color="#ffffcc" fo:border-left="2.01pt solid #000000" fo:border-right="none" fo:border-top="none"/>
      <style:text-properties fo:font-size="9pt" style:font-size-asian="9pt" style:font-size-complex="9pt"/>
    </style:style>
    <style:style style:name="ce70" style:family="table-cell" style:parent-style-name="Default" style:data-style-name="N0">
      <style:table-cell-properties fo:border-bottom="2.01pt solid #000000" fo:background-color="#ffffcc" fo:border-left="2.01pt solid #000000" fo:border-right="none" fo:border-top="none"/>
      <style:text-properties fo:font-size="9pt" style:font-size-asian="9pt" style:font-size-complex="9pt"/>
    </style:style>
    <style:style style:name="ce71" style:family="table-cell" style:parent-style-name="Default" style:data-style-name="N0">
      <style:text-properties fo:font-size="9pt" style:font-size-asian="9pt" style:font-size-complex="9pt"/>
    </style:style>
    <style:style style:name="ce72" style:family="table-cell" style:parent-style-name="Default" style:data-style-name="N5110">
      <style:table-cell-properties fo:border-bottom="none" fo:background-color="#ffffcc" style:text-align-source="fix" style:repeat-content="false" fo:border-left="none" fo:border-right="none" fo:border-top="2.01pt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3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4" style:family="table-cell" style:parent-style-name="Default" style:data-style-name="N5110">
      <style:table-cell-properties fo:border-bottom="none" fo:background-color="#ffffcc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5" style:family="table-cell" style:parent-style-name="Default" style:data-style-name="N5110">
      <style:table-cell-properties fo:border-bottom="none" fo:background-color="#ffffcc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6" style:family="table-cell" style:parent-style-name="Default" style:data-style-name="N5110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5110">
      <style:table-cell-properties fo:border-bottom="none" fo:background-color="#ffffcc" style:cell-protect="hidden-and-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9" style:family="table-cell" style:parent-style-name="Default" style:data-style-name="N112">
      <style:table-cell-properties fo:border-bottom="none" fo:background-color="#ffffcc" fo:border-left="none" fo:border-right="none" fo:border-top="2.01pt solid #000000"/>
      <style:text-properties fo:font-size="9pt" style:font-size-asian="9pt" style:font-size-complex="9pt"/>
    </style:style>
    <style:style style:name="ce80" style:family="table-cell" style:parent-style-name="Default" style:data-style-name="N112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81" style:family="table-cell" style:parent-style-name="Default" style:data-style-name="N112">
      <style:table-cell-properties fo:border-bottom="none" fo:background-color="#ffffcc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2" style:family="table-cell" style:parent-style-name="Default" style:data-style-name="N112">
      <style:table-cell-properties fo:border-bottom="none" fo:background-color="#ffffcc" fo:border-left="0.06pt solid #000000" fo:border-right="none" fo:border-top="none"/>
      <style:text-properties fo:font-size="9pt" style:font-size-asian="9pt" style:font-size-complex="9pt"/>
    </style:style>
    <style:style style:name="ce83" style:family="table-cell" style:parent-style-name="Default" style:data-style-name="N112">
      <style:table-cell-properties fo:border-bottom="2.01pt solid #000000" fo:background-color="#ffffcc" fo:border-left="none" fo:border-right="none" fo:border-top="none"/>
      <style:text-properties fo:font-size="9pt" style:font-size-asian="9pt" style:font-size-complex="9pt"/>
    </style:style>
    <style:style style:name="ce84" style:family="table-cell" style:parent-style-name="Default" style:data-style-name="N112">
      <style:text-properties fo:font-size="9pt" style:font-size-asian="9pt" style:font-size-complex="9pt"/>
    </style:style>
    <style:style style:name="ce85" style:family="table-cell" style:parent-style-name="Default" style:data-style-name="N112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6" style:family="table-cell" style:parent-style-name="Default" style:data-style-name="N112">
      <style:table-cell-properties fo:background-color="#ffffcc"/>
      <style:text-properties fo:font-size="9pt" style:font-size-asian="9pt" style:font-size-complex="9pt"/>
    </style:style>
    <style:style style:name="ce87" style:family="table-cell" style:parent-style-name="Default" style:data-style-name="N112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8" style:family="table-cell" style:parent-style-name="Default" style:data-style-name="N0">
      <style:table-cell-properties fo:border-bottom="none" fo:background-color="#ffffcc" fo:border-left="none" fo:border-right="none" fo:border-top="2.01pt solid #000000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order-bottom="2.01pt solid #000000" fo:background-color="#ffffcc" fo:border-left="none" fo:border-right="none" fo:border-top="none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2.01pt solid #000000" style:vertical-align="automatic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-bottom="none" fo:background-color="#ffffcc" fo:border-left="none" fo:border-right="2.01pt solid #000000" fo:border-top="2.01pt solid #000000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2.01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bottom="2.01pt solid #000000" fo:background-color="#ffffcc" fo:border-left="none" fo:border-right="2.01pt solid #000000" fo:border-top="none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2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3" style:family="table-cell" style:parent-style-name="Default" style:data-style-name="N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4" style:family="table-cell" style:parent-style-name="Default" style:data-style-name="N110"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5" style:family="table-cell" style:parent-style-name="Default" style:data-style-name="N110">
      <style:table-cell-properties fo:border-bottom="2.01pt solid #000000" fo:border-left="none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6" style:family="table-cell" style:parent-style-name="Default" style:data-style-name="N112"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7" style:family="table-cell" style:parent-style-name="Default" style:data-style-name="N112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8" style:family="table-cell" style:parent-style-name="Default" style:data-style-name="N112">
      <style:table-cell-properties fo:border-bottom="2.01pt solid #000000" fo:border-left="none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09" style:family="table-cell" style:parent-style-name="Default" style:data-style-name="N1"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0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1" style:family="table-cell" style:parent-style-name="Default" style:data-style-name="N1">
      <style:table-cell-properties fo:border-bottom="2.01pt solid #000000" fo:border-left="none" fo:border-right="none" fo:border-top="none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2" style:family="table-cell" style:parent-style-name="Default" style:data-style-name="N1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13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4" style:family="table-cell" style:parent-style-name="Default" style:data-style-name="N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5" style:family="table-cell" style:parent-style-name="Default" style:data-style-name="N3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6" style:family="table-cell" style:parent-style-name="Default" style:data-style-name="N112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17" style:family="table-cell" style:parent-style-name="Default" style:data-style-name="N112">
      <style:table-cell-properties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8" style:family="table-cell" style:parent-style-name="Default" style:data-style-name="N112">
      <style:table-cell-properties fo:border-bottom="2.01pt solid #000000" fo:border-left="none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19" style:family="table-cell" style:parent-style-name="Default" style:data-style-name="N112">
      <style:table-cell-properties fo:background-color="#ccffcc" style:text-align-source="fix" style:repeat-content="false" fo:border="0.06pt solid #000000" style:vertical-align="automatic"/>
      <style:paragraph-properties fo:text-align="center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120" style:family="table-cell" style:parent-style-name="Default" style:data-style-name="N112">
      <style:table-cell-properties fo:background-color="#ccffff" style:text-align-source="fix" style:repeat-content="false" fo:border="0.06pt solid #000000" style:vertical-align="automatic"/>
      <style:paragraph-properties fo:text-align="center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121" style:family="table-cell" style:parent-style-name="Default" style:data-style-name="N112">
      <style:table-cell-properties fo:background-color="transparent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2" style:family="table-cell" style:parent-style-name="Default" style:data-style-name="N112">
      <style:table-cell-properties fo:border-bottom="2.01pt solid #000000" fo:background-color="transparent" fo:border-left="none" fo:border-right="none" fo:border-top="none" style:vertical-align="automatic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23" style:family="table-cell" style:parent-style-name="Default" style:data-style-name="N112">
      <style:table-cell-properties fo:background-color="transparent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124" style:family="table-cell" style:parent-style-name="Default" style:data-style-name="N112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ce125" style:family="table-cell" style:parent-style-name="Default" style:data-style-name="N112">
      <style:text-properties style:font-name="Times New Roman" style:font-name-asian="Times New Roman1" style:font-name-complex="Times New Roman1"/>
    </style:style>
    <style:style style:name="ce126" style:family="table-cell" style:parent-style-name="Default" style:data-style-name="N11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1" style:font-name-complex="Times New Roman1"/>
    </style:style>
    <style:style style:name="ce127" style:family="table-cell" style:parent-style-name="Default" style:data-style-name="N11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style:font-name-asian="Times New Roman1" style:font-name-complex="Times New Roman1"/>
    </style:style>
    <style:style style:name="ce128" style:family="table-cell" style:parent-style-name="Default" style:data-style-name="N0">
      <style:text-properties style:font-name="Times New Roman" style:font-name-asian="Times New Roman1" style:font-name-complex="Times New Roman1"/>
    </style:style>
    <style:style style:name="ce1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1" style:font-name-complex="Times New Roman1"/>
    </style:style>
    <style:style style:name="ce130" style:family="table-cell" style:parent-style-name="Default" style:data-style-name="N0">
      <style:table-cell-properties style:vertical-align="automatic"/>
      <style:text-properties style:font-name="Times New Roman" style:font-name-asian="Times New Roman1" style:font-name-complex="Times New Roman1"/>
    </style:style>
    <style:style style:name="ce131" style:family="table-cell" style:parent-style-name="Default" style:data-style-name="N0">
      <style:table-cell-properties fo:border-bottom="2.01pt solid #000000" fo:border-left="none" fo:border-right="none" fo:border-top="none"/>
      <style:text-properties style:font-name="Times New Roman" style:font-name-asian="Times New Roman1" style:font-name-complex="Times New Roman1"/>
    </style:style>
    <style:style style:name="ce132" style:family="table-cell" style:parent-style-name="Default" style:data-style-name="N3">
      <style:text-properties style:font-name="Times New Roman" style:font-name-asian="Times New Roman1" style:font-name-complex="Times New Roman1"/>
    </style:style>
    <style:style style:name="ce133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1" style:font-name-complex="Times New Roman1"/>
    </style:style>
    <style:style style:name="ce134" style:family="table-cell" style:parent-style-name="Default" style:data-style-name="N3">
      <style:table-cell-properties style:vertical-align="automatic"/>
      <style:text-properties style:font-name="Times New Roman" style:font-name-asian="Times New Roman1" style:font-name-complex="Times New Roman1"/>
    </style:style>
    <style:style style:name="ce135" style:family="table-cell" style:parent-style-name="Default" style:data-style-name="N3">
      <style:table-cell-properties fo:border-bottom="2.01pt solid #000000" fo:border-left="none" fo:border-right="none" fo:border-top="none"/>
      <style:text-properties style:font-name="Times New Roman" style:font-name-asian="Times New Roman1" style:font-name-complex="Times New Roman1"/>
    </style:style>
    <style:style style:name="ce136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3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1" style:font-name-complex="Times New Roman1"/>
    </style:style>
    <style:style style:name="ce138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1" style:font-name-complex="Times New Roman1"/>
    </style:style>
    <style:style style:name="ce139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1" style:font-name-complex="Times New Roman1"/>
    </style:style>
    <style:style style:name="ce140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</style:style>
    <style:style style:name="ce141" style:family="table-cell" style:parent-style-name="Default" style:data-style-name="N0">
      <style:table-cell-properties fo:border-bottom="2.01pt solid #000000" fo:border-left="none" fo:border-right="none" fo:border-top="none" style:vertical-align="automatic"/>
      <style:text-properties style:font-name="Times New Roman" style:font-name-asian="Times New Roman1" style:font-name-complex="Times New Roman1"/>
    </style:style>
    <style:style style:name="ce142" style:family="table-cell" style:parent-style-name="Default" style:data-style-name="N112">
      <style:table-cell-properties style:text-align-source="fix" style:repeat-content="false" fo:padding-bottom="0.048cm" fo:padding-left="0.035cm" fo:padding-right="0cm" fo:padding-top="0.048cm" style:vertical-align="automatic"/>
      <style:paragraph-properties fo:text-align="end"/>
      <style:text-properties style:font-name="Times New Roman" style:font-name-asian="Times New Roman1" style:font-name-complex="Times New Roman1"/>
    </style:style>
    <style:style style:name="ce143" style:family="table-cell" style:parent-style-name="Default" style:data-style-name="N112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1" style:font-name-complex="Times New Roman1"/>
    </style:style>
    <style:style style:name="ce144" style:family="table-cell" style:parent-style-name="Default" style:data-style-name="N112">
      <style:table-cell-properties fo:border-bottom="2.01pt solid #000000" style:text-align-source="fix" style:repeat-content="false" fo:border-left="none" fo:padding-bottom="0.048cm" fo:padding-left="0.035cm" fo:padding-right="0cm" fo:padding-top="0.048cm" fo:border-right="none" fo:border-top="none" style:vertical-align="automatic"/>
      <style:paragraph-properties fo:text-align="end"/>
      <style:text-properties style:font-name="Times New Roman" style:font-name-asian="Times New Roman1" style:font-name-complex="Times New Roman1"/>
    </style:style>
    <style:style style:name="ce145" style:family="table-cell" style:parent-style-name="Default" style:data-style-name="N117">
      <style:table-cell-properties fo:background-color="#ccffcc" style:text-align-source="fix" style:repeat-content="false" fo:border="0.06pt solid #000000" style:vertical-align="automatic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4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147" style:family="table-cell" style:parent-style-name="Default" style:data-style-name="N0">
      <style:table-cell-properties style:vertical-align="middle"/>
      <style:text-properties style:font-name="Times New Roman" fo:font-size="9pt" style:font-name-asian="Times New Roman1" style:font-size-asian="9pt" style:font-name-complex="Times New Roman1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7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2-06-30">
            <text:p>Saturday, June 30, 2012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2-07-31">
            <text:p>Tuesday, July 31, 2012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2-08-31">
            <text:p>Friday, August 31, 2012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1121">
            <text:p>31 July 2012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3-03-31">
            <text:p>Sunday, March 31, 2013</text:p>
          </table:table-cell>
          <table:table-cell table:number-columns-repeated="1013"/>
        </table:table-row>
        <table:table-row table:style-name="ro7">
          <table:table-cell table:style-name="ce6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3-05-31">
            <text:p>Friday, May 31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TQtr2" table:style-name="ta2" table:print-ranges="VATQtr2.A1:VATQtr2.I31">
        <table:table-column table:style-name="co1" table:default-cell-style-name="ce16"/>
        <table:table-column table:style-name="co2" table:default-cell-style-name="ce16"/>
        <table:table-column table:style-name="co1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3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2-09-30">
            <text:p>Sunday, September 30, 2012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2-07-31">
            <text:p>Tuesday, July 31, 2012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2-08-31">
            <text:p>Friday, August 31, 2012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1213">
            <text:p>31 October 2012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3-03-31">
            <text:p>Sunday, March 31, 2013</text:p>
          </table:table-cell>
          <table:table-cell table:number-columns-repeated="1013"/>
        </table:table-row>
        <table:table-row table:style-name="ro7">
          <table:table-cell table:style-name="ce6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3-05-31">
            <text:p>Friday, May 31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TQtr3" table:style-name="ta3" table:print-ranges="VATQtr3.A1:VATQtr3.I31">
        <table:table-column table:style-name="co1" table:default-cell-style-name="ce16"/>
        <table:table-column table:style-name="co2" table:default-cell-style-name="ce16"/>
        <table:table-column table:style-name="co14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5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2-12-31">
            <text:p>Monday, December 31, 2012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2-07-31">
            <text:p>Tuesday, July 31, 2012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2-08-31">
            <text:p>Friday, August 31, 2012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1305">
            <text:p>31 January 2013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3-03-31">
            <text:p>Sunday, March 31, 2013</text:p>
          </table:table-cell>
          <table:table-cell table:number-columns-repeated="1013"/>
        </table:table-row>
        <table:table-row table:style-name="ro7">
          <table:table-cell table:style-name="ce6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3-05-31">
            <text:p>Friday, May 31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TQtr4" table:style-name="ta4" table:print-ranges="VATQtr4.A1:VATQtr4.I31">
        <table:table-column table:style-name="co1" table:default-cell-style-name="ce16"/>
        <table:table-column table:style-name="co2" table:default-cell-style-name="ce16"/>
        <table:table-column table:style-name="co16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7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3-03-31">
            <text:p>Sunday, March 31, 2013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2-07-31">
            <text:p>Tuesday, July 31, 2012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2-08-31">
            <text:p>Friday, August 31, 2012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1394">
            <text:p>30 April 2013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3-03-31">
            <text:p>Sunday, March 31, 2013</text:p>
          </table:table-cell>
          <table:table-cell table:number-columns-repeated="1013"/>
        </table:table-row>
        <table:table-row table:style-name="ro7">
          <table:table-cell table:style-name="ce6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3-05-31">
            <text:p>Friday, May 31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TQtr5" table:style-name="ta5" table:print-ranges="VATQtr5.A1:VATQtr5.I31">
        <table:table-column table:style-name="co1" table:default-cell-style-name="ce16"/>
        <table:table-column table:style-name="co2" table:default-cell-style-name="ce16"/>
        <table:table-column table:style-name="co16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7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3-05-31">
            <text:p>Friday, May 31, 2013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2-07-31">
            <text:p>Tuesday, July 31, 2012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2-08-31">
            <text:p>Friday, August 31, 2012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1455">
            <text:p>30 June 2013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2-09-30">
            <text:p>Sunday, September 30, 2012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2-10-31">
            <text:p>Wednesday, October 31, 2012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2-11-30">
            <text:p>Friday, November 30, 2012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2-12-31">
            <text:p>Monday, December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3-01-31">
            <text:p>Thursday, January 31, 2013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3-02-28">
            <text:p>Thursday, February 28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3-03-31">
            <text:p>Sunday, March 31, 2013</text:p>
          </table:table-cell>
          <table:table-cell table:number-columns-repeated="1013"/>
        </table:table-row>
        <table:table-row table:style-name="ro7">
          <table:table-cell table:style-name="ce6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3-05-31">
            <text:p>Friday, May 31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tinterface" table:style-name="ta6">
        <table:table-column table:style-name="co18" table:default-cell-style-name="ce71"/>
        <table:table-column table:style-name="co19" table:default-cell-style-name="ce77"/>
        <table:table-column table:style-name="co20" table:default-cell-style-name="ce77"/>
        <table:table-column table:style-name="co21" table:number-columns-repeated="8" table:default-cell-style-name="ce84"/>
        <table:table-column table:style-name="co22" table:default-cell-style-name="ce71"/>
        <table:table-column table:style-name="co10" table:default-cell-style-name="ce96"/>
        <table:table-column table:style-name="co22" table:default-cell-style-name="ce71"/>
        <table:table-column table:style-name="co10" table:number-columns-repeated="1010" table:default-cell-style-name="ce71"/>
        <table:table-row table:style-name="ro1">
          <table:table-cell table:style-name="ce67"/>
          <table:table-cell table:style-name="ce72" table:number-columns-repeated="2"/>
          <table:table-cell table:style-name="ce79" table:number-columns-repeated="8"/>
          <table:table-cell table:style-name="ce88"/>
          <table:table-cell table:style-name="ce92"/>
          <table:table-cell table:style-name="ce97"/>
          <table:table-cell table:number-columns-repeated="1010"/>
        </table:table-row>
        <table:table-row table:style-name="ro9">
          <table:table-cell table:style-name="ce68"/>
          <table:table-cell table:style-name="ce73" office:value-type="string">
            <text:p>Vat Period End</text:p>
          </table:table-cell>
          <table:table-cell table:style-name="ce73" office:value-type="string">
            <text:p>Final Date for Vat Payment</text:p>
          </table:table-cell>
          <table:table-cell table:style-name="ce80" office:value-type="string">
            <text:p>Month <text:s text:c="8"/>Sales</text:p>
          </table:table-cell>
          <table:table-cell table:style-name="ce80" office:value-type="string">
            <text:p>Quarter Sales <text:s text:c="9"/>Net of Vat</text:p>
          </table:table-cell>
          <table:table-cell table:style-name="ce80" office:value-type="string">
            <text:p>Month Vat Output</text:p>
          </table:table-cell>
          <table:table-cell table:style-name="ce87" office:value-type="string">
            <text:p>Quarter Vat Due <text:s text:c="6"/>Sales</text:p>
          </table:table-cell>
          <table:table-cell table:style-name="ce80" office:value-type="string">
            <text:p>Month Purchases</text:p>
          </table:table-cell>
          <table:table-cell table:style-name="ce80" office:value-type="string">
            <text:p>Quarter Purchases Net of vat</text:p>
          </table:table-cell>
          <table:table-cell table:style-name="ce80" office:value-type="string">
            <text:p>Month Vat Input</text:p>
          </table:table-cell>
          <table:table-cell table:style-name="ce87" office:value-type="string">
            <text:p>Quarter Vat Reclaimed Purchases</text:p>
          </table:table-cell>
          <table:table-cell table:style-name="ce89"/>
          <table:table-cell table:style-name="ce93" office:value-type="string">
            <text:p>Flat rate Scheme Applied</text:p>
          </table:table-cell>
          <table:table-cell table:style-name="ce98"/>
          <table:table-cell table:style-name="ce101" table:number-columns-repeated="1010"/>
        </table:table-row>
        <table:table-row table:style-name="ro10">
          <table:table-cell table:style-name="ce68"/>
          <table:table-cell table:style-name="ce74" table:number-columns-repeated="2"/>
          <table:table-cell table:style-name="ce81"/>
          <table:table-cell table:style-name="ce85" table:number-columns-repeated="7"/>
          <table:table-cell table:style-name="ce89" table:number-columns-repeated="2"/>
          <table:table-cell table:style-name="ce98"/>
          <table:table-cell table:style-name="ce101"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/GB%20Accounts%20Company%202013-03-31%20(Mar13)%20OpenOffice/Financialaccounts.ods'#$Admin.$B$6]" office:value-type="date" office:date-value="2012-02-28">
            <text:p>Tuesday, February 28, 2012</text:p>
          </table:table-cell>
          <table:table-cell table:style-name="ce75" table:formula="of:=[.B5]" office:value-type="date" office:date-value="2012-03-31">
            <text:p>Saturday, March 31, 2012</text:p>
          </table:table-cell>
          <table:table-cell table:style-name="ce82" table:formula="of:=[$S0212.$H$1]" office:value-type="float" office:value="0">
            <text:p>0.00 </text:p>
          </table:table-cell>
          <table:table-cell table:style-name="ce86"/>
          <table:table-cell table:style-name="ce86" table:formula="of:=[$S0212.$G$1]" office:value-type="float" office:value="0">
            <text:p>0.00 </text:p>
          </table:table-cell>
          <table:table-cell table:style-name="ce86"/>
          <table:table-cell table:style-name="ce86" table:formula="of:=[$P0212.$H$1]" office:value-type="float" office:value="0">
            <text:p>0.00 </text:p>
          </table:table-cell>
          <table:table-cell table:style-name="ce86"/>
          <table:table-cell table:style-name="ce86" table:formula="of:=[$P0212.$G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ntony/diy/GB%20Accounts/GB%20Accounts%202013/GB%20Accounts%20Company%202013-03-31%20(Mar13)%20OpenOffice/Sales.ods'#$Apr12.$G$4]&gt;0;['file:///C:/Users/Antony/diy/GB%20Accounts/GB%20Accounts%202013/GB%20Accounts%20Company%202013-03-31%20(Mar13)%20OpenOffice/Sales.ods'#$Apr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/GB%20Accounts%20Company%202013-03-31%20(Mar13)%20OpenOffice/Financialaccounts.ods'#$Admin.$B$8]" office:value-type="date" office:date-value="2012-03-31">
            <text:p>Saturday, March 31, 2012</text:p>
          </table:table-cell>
          <table:table-cell table:style-name="ce75" table:formula="of:=[.B6]" office:value-type="date" office:date-value="2012-04-30">
            <text:p>Monday, April 30, 2012</text:p>
          </table:table-cell>
          <table:table-cell table:style-name="ce82" table:formula="of:=[$S0312.$H$1]" office:value-type="float" office:value="0">
            <text:p>0.00 </text:p>
          </table:table-cell>
          <table:table-cell table:style-name="ce86"/>
          <table:table-cell table:style-name="ce86" table:formula="of:=[$S0312.$G$1]" office:value-type="float" office:value="0">
            <text:p>0.00 </text:p>
          </table:table-cell>
          <table:table-cell table:style-name="ce86"/>
          <table:table-cell table:style-name="ce86" table:formula="of:=[$P0312.$H$1]" office:value-type="float" office:value="0">
            <text:p>0.00 </text:p>
          </table:table-cell>
          <table:table-cell table:style-name="ce86"/>
          <table:table-cell table:style-name="ce86" table:formula="of:=[$P0312.$G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ntony/diy/GB%20Accounts/GB%20Accounts%202013/GB%20Accounts%20Company%202013-03-31%20(Mar13)%20OpenOffice/Sales.ods'#$Apr12.$G$4]&gt;0;['file:///C:/Users/Antony/diy/GB%20Accounts/GB%20Accounts%202013/GB%20Accounts%20Company%202013-03-31%20(Mar13)%20OpenOffice/Sales.ods'#$Apr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/GB%20Accounts%20Company%202013-03-31%20(Mar13)%20OpenOffice/Financialaccounts.ods'#$Admin.$B$10]" office:value-type="date" office:date-value="2012-04-30">
            <text:p>Monday, April 30, 2012</text:p>
          </table:table-cell>
          <table:table-cell table:style-name="ce75" table:formula="of:=[.B7]" office:value-type="date" office:date-value="2012-05-31">
            <text:p>Thursday, May 31, 2012</text:p>
          </table:table-cell>
          <table:table-cell table:style-name="ce82" table:formula="of:=['file:///C:/Users/Antony/diy/GB%20Accounts/GB%20Accounts%202013/GB%20Accounts%20Company%202013-03-31%20(Mar13)%20OpenOffice/Sales.ods'#$Apr12.$H$1]" office:value-type="float" office:value="0">
            <text:p>0.00 </text:p>
          </table:table-cell>
          <table:table-cell table:style-name="ce86" table:formula="of:=SUM([.D4:.D6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Sales.ods'#$Apr12.$G$1]" office:value-type="float" office:value="0">
            <text:p>0.00 </text:p>
          </table:table-cell>
          <table:table-cell table:style-name="ce86" table:formula="of:=SUM([.F4:.F6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Purchases.ods'#$Apr12.$H$1]" office:value-type="float" office:value="0">
            <text:p>0.00 </text:p>
          </table:table-cell>
          <table:table-cell table:style-name="ce86" table:formula="of:=SUM([.H4:.H6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Purchases.ods'#$Apr12.$G$1]" office:value-type="float" office:value="0">
            <text:p>0.00 </text:p>
          </table:table-cell>
          <table:table-cell table:style-name="ce86" table:formula="of:=SUM([.J4:.J6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/GB%20Accounts%20Company%202013-03-31%20(Mar13)%20OpenOffice/Sales.ods'#$Apr12.$G$4]&gt;0;['file:///C:/Users/Antony/diy/GB%20Accounts/GB%20Accounts%202013/GB%20Accounts%20Company%202013-03-31%20(Mar13)%20OpenOffice/Sales.ods'#$Apr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/GB%20Accounts%20Company%202013-03-31%20(Mar13)%20OpenOffice/Financialaccounts.ods'#$Admin.$B$12]" office:value-type="date" office:date-value="2012-05-31">
            <text:p>Thursday, May 31, 2012</text:p>
          </table:table-cell>
          <table:table-cell table:style-name="ce75" table:formula="of:=[.B8]" office:value-type="date" office:date-value="2012-06-30">
            <text:p>Saturday, June 30, 2012</text:p>
          </table:table-cell>
          <table:table-cell table:style-name="ce82" table:formula="of:=['file:///C:/Users/Antony/diy/GB%20Accounts/GB%20Accounts%202013/GB%20Accounts%20Company%202013-03-31%20(Mar13)%20OpenOffice/Sales.ods'#$May12.$H$1]" office:value-type="float" office:value="0">
            <text:p>0.00 </text:p>
          </table:table-cell>
          <table:table-cell table:style-name="ce86" table:formula="of:=SUM([.D5:.D7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Sales.ods'#$May12.$G$1]" office:value-type="float" office:value="0">
            <text:p>0.00 </text:p>
          </table:table-cell>
          <table:table-cell table:style-name="ce86" table:formula="of:=SUM([.F5:.F7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Purchases.ods'#$May12.$H$1]" office:value-type="float" office:value="0">
            <text:p>0.00 </text:p>
          </table:table-cell>
          <table:table-cell table:style-name="ce86" table:formula="of:=SUM([.H5:.H7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Purchases.ods'#$May12.$G$1]" office:value-type="float" office:value="0">
            <text:p>0.00 </text:p>
          </table:table-cell>
          <table:table-cell table:style-name="ce86" table:formula="of:=SUM([.J5:.J7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/GB%20Accounts%20Company%202013-03-31%20(Mar13)%20OpenOffice/Sales.ods'#$May12.$G$4]&gt;0;['file:///C:/Users/Antony/diy/GB%20Accounts/GB%20Accounts%202013/GB%20Accounts%20Company%202013-03-31%20(Mar13)%20OpenOffice/Sales.ods'#$May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/GB%20Accounts%20Company%202013-03-31%20(Mar13)%20OpenOffice/Financialaccounts.ods'#$Admin.$B$14]" office:value-type="date" office:date-value="2012-06-30">
            <text:p>Saturday, June 30, 2012</text:p>
          </table:table-cell>
          <table:table-cell table:style-name="ce75" table:formula="of:=[.B9]" office:value-type="date" office:date-value="2012-07-31">
            <text:p>Tuesday, July 31, 2012</text:p>
          </table:table-cell>
          <table:table-cell table:style-name="ce82" table:formula="of:=['file:///C:/Users/Antony/diy/GB%20Accounts/GB%20Accounts%202013/GB%20Accounts%20Company%202013-03-31%20(Mar13)%20OpenOffice/Sales.ods'#$Jun12.$H$1]" office:value-type="float" office:value="0">
            <text:p>0.00 </text:p>
          </table:table-cell>
          <table:table-cell table:style-name="ce86" table:formula="of:=SUM([.D6:.D8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Sales.ods'#$Jun12.$G$1]" office:value-type="float" office:value="0">
            <text:p>0.00 </text:p>
          </table:table-cell>
          <table:table-cell table:style-name="ce86" table:formula="of:=SUM([.F6:.F8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Purchases.ods'#$Jun12.$H$1]" office:value-type="float" office:value="0">
            <text:p>0.00 </text:p>
          </table:table-cell>
          <table:table-cell table:style-name="ce86" table:formula="of:=SUM([.H6:.H8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Purchases.ods'#$Jun12.$G$1]" office:value-type="float" office:value="0">
            <text:p>0.00 </text:p>
          </table:table-cell>
          <table:table-cell table:style-name="ce86" table:formula="of:=SUM([.J6:.J8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/GB%20Accounts%20Company%202013-03-31%20(Mar13)%20OpenOffice/Sales.ods'#$Jun12.$G$4]&gt;0;['file:///C:/Users/Antony/diy/GB%20Accounts/GB%20Accounts%202013/GB%20Accounts%20Company%202013-03-31%20(Mar13)%20OpenOffice/Sales.ods'#$Jun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/GB%20Accounts%20Company%202013-03-31%20(Mar13)%20OpenOffice/Financialaccounts.ods'#$Admin.$B$16]" office:value-type="date" office:date-value="2012-07-31">
            <text:p>Tuesday, July 31, 2012</text:p>
          </table:table-cell>
          <table:table-cell table:style-name="ce75" table:formula="of:=[.B10]" office:value-type="date" office:date-value="2012-08-31">
            <text:p>Friday, August 31, 2012</text:p>
          </table:table-cell>
          <table:table-cell table:style-name="ce82" table:formula="of:=['file:///C:/Users/Antony/diy/GB%20Accounts/GB%20Accounts%202013/GB%20Accounts%20Company%202013-03-31%20(Mar13)%20OpenOffice/Sales.ods'#$Jul12.$H$1]" office:value-type="float" office:value="0">
            <text:p>0.00 </text:p>
          </table:table-cell>
          <table:table-cell table:style-name="ce86" table:formula="of:=SUM([.D7:.D9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Sales.ods'#$Jul12.$G$1]" office:value-type="float" office:value="0">
            <text:p>0.00 </text:p>
          </table:table-cell>
          <table:table-cell table:style-name="ce86" table:formula="of:=SUM([.F7:.F9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Purchases.ods'#$Jul12.$H$1]" office:value-type="float" office:value="0">
            <text:p>0.00 </text:p>
          </table:table-cell>
          <table:table-cell table:style-name="ce86" table:formula="of:=SUM([.H7:.H9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Purchases.ods'#$Jul12.$G$1]" office:value-type="float" office:value="0">
            <text:p>0.00 </text:p>
          </table:table-cell>
          <table:table-cell table:style-name="ce86" table:formula="of:=SUM([.J7:.J9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/GB%20Accounts%20Company%202013-03-31%20(Mar13)%20OpenOffice/Sales.ods'#$Jul12.$G$4]&gt;0;['file:///C:/Users/Antony/diy/GB%20Accounts/GB%20Accounts%202013/GB%20Accounts%20Company%202013-03-31%20(Mar13)%20OpenOffice/Sales.ods'#$Jul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/GB%20Accounts%20Company%202013-03-31%20(Mar13)%20OpenOffice/Financialaccounts.ods'#$Admin.$B$18]" office:value-type="date" office:date-value="2012-08-31">
            <text:p>Friday, August 31, 2012</text:p>
          </table:table-cell>
          <table:table-cell table:style-name="ce75" table:formula="of:=[.B11]" office:value-type="date" office:date-value="2012-09-30">
            <text:p>Sunday, September 30, 2012</text:p>
          </table:table-cell>
          <table:table-cell table:style-name="ce82" table:formula="of:=['file:///C:/Users/Antony/diy/GB%20Accounts/GB%20Accounts%202013/GB%20Accounts%20Company%202013-03-31%20(Mar13)%20OpenOffice/Sales.ods'#$Aug12.$H$1]" office:value-type="float" office:value="0">
            <text:p>0.00 </text:p>
          </table:table-cell>
          <table:table-cell table:style-name="ce86" table:formula="of:=SUM([.D8:.D10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Sales.ods'#$Aug12.$G$1]" office:value-type="float" office:value="0">
            <text:p>0.00 </text:p>
          </table:table-cell>
          <table:table-cell table:style-name="ce86" table:formula="of:=SUM([.F8:.F10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Purchases.ods'#$Aug12.$H$1]" office:value-type="float" office:value="0">
            <text:p>0.00 </text:p>
          </table:table-cell>
          <table:table-cell table:style-name="ce86" table:formula="of:=SUM([.H8:.H10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Purchases.ods'#$Aug12.$G$1]" office:value-type="float" office:value="0">
            <text:p>0.00 </text:p>
          </table:table-cell>
          <table:table-cell table:style-name="ce86" table:formula="of:=SUM([.J8:.J10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/GB%20Accounts%20Company%202013-03-31%20(Mar13)%20OpenOffice/Sales.ods'#$Aug12.$G$4]&gt;0;['file:///C:/Users/Antony/diy/GB%20Accounts/GB%20Accounts%202013/GB%20Accounts%20Company%202013-03-31%20(Mar13)%20OpenOffice/Sales.ods'#$Aug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/GB%20Accounts%20Company%202013-03-31%20(Mar13)%20OpenOffice/Financialaccounts.ods'#$Admin.$B$20]" office:value-type="date" office:date-value="2012-09-30">
            <text:p>Sunday, September 30, 2012</text:p>
          </table:table-cell>
          <table:table-cell table:style-name="ce75" table:formula="of:=[.B12]" office:value-type="date" office:date-value="2012-10-31">
            <text:p>Wednesday, October 31, 2012</text:p>
          </table:table-cell>
          <table:table-cell table:style-name="ce82" table:formula="of:=['file:///C:/Users/Antony/diy/GB%20Accounts/GB%20Accounts%202013/GB%20Accounts%20Company%202013-03-31%20(Mar13)%20OpenOffice/Sales.ods'#$Sep12.$H$1]" office:value-type="float" office:value="0">
            <text:p>0.00 </text:p>
          </table:table-cell>
          <table:table-cell table:style-name="ce86" table:formula="of:=SUM([.D9:.D11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Sales.ods'#$Sep12.$G$1]" office:value-type="float" office:value="0">
            <text:p>0.00 </text:p>
          </table:table-cell>
          <table:table-cell table:style-name="ce86" table:formula="of:=SUM([.F9:.F11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Purchases.ods'#$Sep12.$H$1]" office:value-type="float" office:value="0">
            <text:p>0.00 </text:p>
          </table:table-cell>
          <table:table-cell table:style-name="ce86" table:formula="of:=SUM([.H9:.H11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Purchases.ods'#$Sep12.$G$1]" office:value-type="float" office:value="0">
            <text:p>0.00 </text:p>
          </table:table-cell>
          <table:table-cell table:style-name="ce86" table:formula="of:=SUM([.J9:.J11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/GB%20Accounts%20Company%202013-03-31%20(Mar13)%20OpenOffice/Sales.ods'#$Sep12.$G$4]&gt;0;['file:///C:/Users/Antony/diy/GB%20Accounts/GB%20Accounts%202013/GB%20Accounts%20Company%202013-03-31%20(Mar13)%20OpenOffice/Sales.ods'#$Sep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/GB%20Accounts%20Company%202013-03-31%20(Mar13)%20OpenOffice/Financialaccounts.ods'#$Admin.$B$22]" office:value-type="date" office:date-value="2012-10-31">
            <text:p>Wednesday, October 31, 2012</text:p>
          </table:table-cell>
          <table:table-cell table:style-name="ce75" table:formula="of:=[.B13]" office:value-type="date" office:date-value="2012-11-30">
            <text:p>Friday, November 30, 2012</text:p>
          </table:table-cell>
          <table:table-cell table:style-name="ce82" table:formula="of:=['file:///C:/Users/Antony/diy/GB%20Accounts/GB%20Accounts%202013/GB%20Accounts%20Company%202013-03-31%20(Mar13)%20OpenOffice/Sales.ods'#$Oct12.$H$1]" office:value-type="float" office:value="0">
            <text:p>0.00 </text:p>
          </table:table-cell>
          <table:table-cell table:style-name="ce86" table:formula="of:=SUM([.D10:.D12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Sales.ods'#$Oct12.$G$1]" office:value-type="float" office:value="0">
            <text:p>0.00 </text:p>
          </table:table-cell>
          <table:table-cell table:style-name="ce86" table:formula="of:=SUM([.F10:.F12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Purchases.ods'#$Oct12.$H$1]" office:value-type="float" office:value="0">
            <text:p>0.00 </text:p>
          </table:table-cell>
          <table:table-cell table:style-name="ce86" table:formula="of:=SUM([.H10:.H12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Purchases.ods'#$Oct12.$G$1]" office:value-type="float" office:value="0">
            <text:p>0.00 </text:p>
          </table:table-cell>
          <table:table-cell table:style-name="ce86" table:formula="of:=SUM([.J10:.J12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/GB%20Accounts%20Company%202013-03-31%20(Mar13)%20OpenOffice/Sales.ods'#$Oct12.$G$4]&gt;0;['file:///C:/Users/Antony/diy/GB%20Accounts/GB%20Accounts%202013/GB%20Accounts%20Company%202013-03-31%20(Mar13)%20OpenOffice/Sales.ods'#$Oct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/GB%20Accounts%20Company%202013-03-31%20(Mar13)%20OpenOffice/Financialaccounts.ods'#$Admin.$B$24]" office:value-type="date" office:date-value="2012-11-30">
            <text:p>Friday, November 30, 2012</text:p>
          </table:table-cell>
          <table:table-cell table:style-name="ce75" table:formula="of:=[.B14]" office:value-type="date" office:date-value="2012-12-31">
            <text:p>Monday, December 31, 2012</text:p>
          </table:table-cell>
          <table:table-cell table:style-name="ce82" table:formula="of:=['file:///C:/Users/Antony/diy/GB%20Accounts/GB%20Accounts%202013/GB%20Accounts%20Company%202013-03-31%20(Mar13)%20OpenOffice/Sales.ods'#$Nov12.$H$1]" office:value-type="float" office:value="0">
            <text:p>0.00 </text:p>
          </table:table-cell>
          <table:table-cell table:style-name="ce86" table:formula="of:=SUM([.D11:.D13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Sales.ods'#$Nov12.$G$1]" office:value-type="float" office:value="0">
            <text:p>0.00 </text:p>
          </table:table-cell>
          <table:table-cell table:style-name="ce86" table:formula="of:=SUM([.F11:.F13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Purchases.ods'#$Nov12.$H$1]" office:value-type="float" office:value="0">
            <text:p>0.00 </text:p>
          </table:table-cell>
          <table:table-cell table:style-name="ce86" table:formula="of:=SUM([.H11:.H13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Purchases.ods'#$Nov12.$G$1]" office:value-type="float" office:value="0">
            <text:p>0.00 </text:p>
          </table:table-cell>
          <table:table-cell table:style-name="ce86" table:formula="of:=SUM([.J11:.J13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/GB%20Accounts%20Company%202013-03-31%20(Mar13)%20OpenOffice/Sales.ods'#$Nov12.$G$4]&gt;0;['file:///C:/Users/Antony/diy/GB%20Accounts/GB%20Accounts%202013/GB%20Accounts%20Company%202013-03-31%20(Mar13)%20OpenOffice/Sales.ods'#$Nov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/GB%20Accounts%20Company%202013-03-31%20(Mar13)%20OpenOffice/Financialaccounts.ods'#$Admin.$B$26]" office:value-type="date" office:date-value="2012-12-31">
            <text:p>Monday, December 31, 2012</text:p>
          </table:table-cell>
          <table:table-cell table:style-name="ce75" table:formula="of:=[.B15]" office:value-type="date" office:date-value="2013-01-31">
            <text:p>Thursday, January 31, 2013</text:p>
          </table:table-cell>
          <table:table-cell table:style-name="ce82" table:formula="of:=['file:///C:/Users/Antony/diy/GB%20Accounts/GB%20Accounts%202013/GB%20Accounts%20Company%202013-03-31%20(Mar13)%20OpenOffice/Sales.ods'#$Dec12.$H$1]" office:value-type="float" office:value="0">
            <text:p>0.00 </text:p>
          </table:table-cell>
          <table:table-cell table:style-name="ce86" table:formula="of:=SUM([.D12:.D14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Sales.ods'#$Dec12.$G$1]" office:value-type="float" office:value="0">
            <text:p>0.00 </text:p>
          </table:table-cell>
          <table:table-cell table:style-name="ce86" table:formula="of:=SUM([.F12:.F14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Purchases.ods'#$Dec12.$H$1]" office:value-type="float" office:value="0">
            <text:p>0.00 </text:p>
          </table:table-cell>
          <table:table-cell table:style-name="ce86" table:formula="of:=SUM([.H12:.H14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Purchases.ods'#$Dec12.$G$1]" office:value-type="float" office:value="0">
            <text:p>0.00 </text:p>
          </table:table-cell>
          <table:table-cell table:style-name="ce86" table:formula="of:=SUM([.J12:.J14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/GB%20Accounts%20Company%202013-03-31%20(Mar13)%20OpenOffice/Sales.ods'#$Dec12.$G$4]&gt;0;['file:///C:/Users/Antony/diy/GB%20Accounts/GB%20Accounts%202013/GB%20Accounts%20Company%202013-03-31%20(Mar13)%20OpenOffice/Sales.ods'#$Dec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/GB%20Accounts%20Company%202013-03-31%20(Mar13)%20OpenOffice/Financialaccounts.ods'#$Admin.$B$28]" office:value-type="date" office:date-value="2013-01-31">
            <text:p>Thursday, January 31, 2013</text:p>
          </table:table-cell>
          <table:table-cell table:style-name="ce75" table:formula="of:=[.B16]" office:value-type="date" office:date-value="2013-02-28">
            <text:p>Thursday, February 28, 2013</text:p>
          </table:table-cell>
          <table:table-cell table:style-name="ce82" table:formula="of:=['file:///C:/Users/Antony/diy/GB%20Accounts/GB%20Accounts%202013/GB%20Accounts%20Company%202013-03-31%20(Mar13)%20OpenOffice/Sales.ods'#$Jan13.$H$1]" office:value-type="float" office:value="0">
            <text:p>0.00 </text:p>
          </table:table-cell>
          <table:table-cell table:style-name="ce86" table:formula="of:=SUM([.D13:.D15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Sales.ods'#$Jan13.$G$1]" office:value-type="float" office:value="0">
            <text:p>0.00 </text:p>
          </table:table-cell>
          <table:table-cell table:style-name="ce86" table:formula="of:=SUM([.F13:.F15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Purchases.ods'#$Jan13.$H$1]" office:value-type="float" office:value="0">
            <text:p>0.00 </text:p>
          </table:table-cell>
          <table:table-cell table:style-name="ce86" table:formula="of:=SUM([.H13:.H15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Purchases.ods'#$Jan13.$G$1]" office:value-type="float" office:value="0">
            <text:p>0.00 </text:p>
          </table:table-cell>
          <table:table-cell table:style-name="ce86" table:formula="of:=SUM([.J13:.J15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/GB%20Accounts%20Company%202013-03-31%20(Mar13)%20OpenOffice/Sales.ods'#$Jan13.$G$4]&gt;0;['file:///C:/Users/Antony/diy/GB%20Accounts/GB%20Accounts%202013/GB%20Accounts%20Company%202013-03-31%20(Mar13)%20OpenOffice/Sales.ods'#$Jan13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/GB%20Accounts%20Company%202013-03-31%20(Mar13)%20OpenOffice/Financialaccounts.ods'#$Admin.$B$30]" office:value-type="date" office:date-value="2013-02-28">
            <text:p>Thursday, February 28, 2013</text:p>
          </table:table-cell>
          <table:table-cell table:style-name="ce75" table:formula="of:=[.B17]" office:value-type="date" office:date-value="2013-03-31">
            <text:p>Sunday, March 31, 2013</text:p>
          </table:table-cell>
          <table:table-cell table:style-name="ce82" table:formula="of:=['file:///C:/Users/Antony/diy/GB%20Accounts/GB%20Accounts%202013/GB%20Accounts%20Company%202013-03-31%20(Mar13)%20OpenOffice/Sales.ods'#$Feb13.$H$1]" office:value-type="float" office:value="0">
            <text:p>0.00 </text:p>
          </table:table-cell>
          <table:table-cell table:style-name="ce86" table:formula="of:=SUM([.D14:.D16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Sales.ods'#$Feb13.$G$1]" office:value-type="float" office:value="0">
            <text:p>0.00 </text:p>
          </table:table-cell>
          <table:table-cell table:style-name="ce86" table:formula="of:=SUM([.F14:.F16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Purchases.ods'#$Feb13.$H$1]" office:value-type="float" office:value="0">
            <text:p>0.00 </text:p>
          </table:table-cell>
          <table:table-cell table:style-name="ce86" table:formula="of:=SUM([.H14:.H16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Purchases.ods'#$Feb13.$G$1]" office:value-type="float" office:value="0">
            <text:p>0.00 </text:p>
          </table:table-cell>
          <table:table-cell table:style-name="ce86" table:formula="of:=SUM([.J14:.J16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/GB%20Accounts%20Company%202013-03-31%20(Mar13)%20OpenOffice/Sales.ods'#$Feb13.$G$4]&gt;0;['file:///C:/Users/Antony/diy/GB%20Accounts/GB%20Accounts%202013/GB%20Accounts%20Company%202013-03-31%20(Mar13)%20OpenOffice/Sales.ods'#$Feb13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/GB%20Accounts%20Company%202013-03-31%20(Mar13)%20OpenOffice/Financialaccounts.ods'#$Admin.$B$32]" office:value-type="date" office:date-value="2013-03-31">
            <text:p>Sunday, March 31, 2013</text:p>
          </table:table-cell>
          <table:table-cell table:style-name="ce75" table:formula="of:=[.B18]" office:value-type="date" office:date-value="2013-04-30">
            <text:p>Tuesday, April 30, 2013</text:p>
          </table:table-cell>
          <table:table-cell table:style-name="ce82" table:formula="of:=['file:///C:/Users/Antony/diy/GB%20Accounts/GB%20Accounts%202013/GB%20Accounts%20Company%202013-03-31%20(Mar13)%20OpenOffice/Sales.ods'#$Mar13.$H$1]" office:value-type="float" office:value="0">
            <text:p>0.00 </text:p>
          </table:table-cell>
          <table:table-cell table:style-name="ce86" table:formula="of:=SUM([.D15:.D17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Sales.ods'#$Mar13.$G$1]" office:value-type="float" office:value="0">
            <text:p>0.00 </text:p>
          </table:table-cell>
          <table:table-cell table:style-name="ce86" table:formula="of:=SUM([.F15:.F17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Purchases.ods'#$Mar13.$H$1]" office:value-type="float" office:value="0">
            <text:p>0.00 </text:p>
          </table:table-cell>
          <table:table-cell table:style-name="ce86" table:formula="of:=SUM([.H15:.H17])" office:value-type="float" office:value="0">
            <text:p>0.00 </text:p>
          </table:table-cell>
          <table:table-cell table:style-name="ce86" table:formula="of:=['file:///C:/Users/Antony/diy/GB%20Accounts/GB%20Accounts%202013/GB%20Accounts%20Company%202013-03-31%20(Mar13)%20OpenOffice/Purchases.ods'#$Mar13.$G$1]" office:value-type="float" office:value="0">
            <text:p>0.00 </text:p>
          </table:table-cell>
          <table:table-cell table:style-name="ce86" table:formula="of:=SUM([.J15:.J17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/GB%20Accounts%20Company%202013-03-31%20(Mar13)%20OpenOffice/Sales.ods'#$Mar13.$G$4]&gt;0;['file:///C:/Users/Antony/diy/GB%20Accounts/GB%20Accounts%202013/GB%20Accounts%20Company%202013-03-31%20(Mar13)%20OpenOffice/Sales.ods'#$Mar13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/GB%20Accounts%20Company%202013-03-31%20(Mar13)%20OpenOffice/Financialaccounts.ods'#$Admin.$B$34]" office:value-type="date" office:date-value="2013-04-30">
            <text:p>Tuesday, April 30, 2013</text:p>
          </table:table-cell>
          <table:table-cell table:style-name="ce75" table:formula="of:=[.B19]" office:value-type="date" office:date-value="2013-05-31">
            <text:p>Friday, May 31, 2013</text:p>
          </table:table-cell>
          <table:table-cell table:style-name="ce82" table:formula="of:=[$S0413.$H$1]" office:value-type="float" office:value="0">
            <text:p>0.00 </text:p>
          </table:table-cell>
          <table:table-cell table:style-name="ce86" table:formula="of:=SUM([.D16:.D18])" office:value-type="float" office:value="0">
            <text:p>0.00 </text:p>
          </table:table-cell>
          <table:table-cell table:style-name="ce86" table:formula="of:=[$S0413.$G$1]" office:value-type="float" office:value="0">
            <text:p>0.00 </text:p>
          </table:table-cell>
          <table:table-cell table:style-name="ce86" table:formula="of:=SUM([.F16:.F18])" office:value-type="float" office:value="0">
            <text:p>0.00 </text:p>
          </table:table-cell>
          <table:table-cell table:style-name="ce86" table:formula="of:=[$P0413.$H$1]" office:value-type="float" office:value="0">
            <text:p>0.00 </text:p>
          </table:table-cell>
          <table:table-cell table:style-name="ce86" table:formula="of:=SUM([.H16:.H18])" office:value-type="float" office:value="0">
            <text:p>0.00 </text:p>
          </table:table-cell>
          <table:table-cell table:style-name="ce86" table:formula="of:=[$P0413.$G$1]" office:value-type="float" office:value="0">
            <text:p>0.00 </text:p>
          </table:table-cell>
          <table:table-cell table:style-name="ce86" table:formula="of:=SUM([.J16:.J18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/GB%20Accounts%20Company%202013-03-31%20(Mar13)%20OpenOffice/Sales.ods'#$Mar13.$G$4]&gt;0;['file:///C:/Users/Antony/diy/GB%20Accounts/GB%20Accounts%202013/GB%20Accounts%20Company%202013-03-31%20(Mar13)%20OpenOffice/Sales.ods'#$Mar13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/GB%20Accounts%20Company%202013-03-31%20(Mar13)%20OpenOffice/Financialaccounts.ods'#$Admin.$B$36]" office:value-type="date" office:date-value="2013-05-31">
            <text:p>Friday, May 31, 2013</text:p>
          </table:table-cell>
          <table:table-cell table:style-name="ce78" table:formula="of:=['file:///C:/Users/Antony/diy/GB%20Accounts/GB%20Accounts%202013/GB%20Accounts%20Company%202013-03-31%20(Mar13)%20OpenOffice/Financialaccounts.ods'#$Admin.$B$38]" office:value-type="date" office:date-value="2013-06-30">
            <text:p>Sunday, June 30, 2013</text:p>
          </table:table-cell>
          <table:table-cell table:style-name="ce82" table:formula="of:=[$S0513.$H$1]" office:value-type="float" office:value="0">
            <text:p>0.00 </text:p>
          </table:table-cell>
          <table:table-cell table:style-name="ce86" table:formula="of:=SUM([.D17:.D19])" office:value-type="float" office:value="0">
            <text:p>0.00 </text:p>
          </table:table-cell>
          <table:table-cell table:style-name="ce86" table:formula="of:=[$S0513.$G$1]" office:value-type="float" office:value="0">
            <text:p>0.00 </text:p>
          </table:table-cell>
          <table:table-cell table:style-name="ce86" table:formula="of:=SUM([.F17:.F19])" office:value-type="float" office:value="0">
            <text:p>0.00 </text:p>
          </table:table-cell>
          <table:table-cell table:style-name="ce86" table:formula="of:=[$P0513.$H$1]" office:value-type="float" office:value="0">
            <text:p>0.00 </text:p>
          </table:table-cell>
          <table:table-cell table:style-name="ce86" table:formula="of:=SUM([.H17:.H19])" office:value-type="float" office:value="0">
            <text:p>0.00 </text:p>
          </table:table-cell>
          <table:table-cell table:style-name="ce86" table:formula="of:=[$P0513.$G$1]" office:value-type="float" office:value="0">
            <text:p>0.00 </text:p>
          </table:table-cell>
          <table:table-cell table:style-name="ce86" table:formula="of:=SUM([.J17:.J19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/GB%20Accounts%20Company%202013-03-31%20(Mar13)%20OpenOffice/Sales.ods'#$Mar13.$G$4]&gt;0;['file:///C:/Users/Antony/diy/GB%20Accounts/GB%20Accounts%202013/GB%20Accounts%20Company%202013-03-31%20(Mar13)%20OpenOffice/Sales.ods'#$Mar13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">
          <table:table-cell table:style-name="ce70"/>
          <table:table-cell table:style-name="ce76" table:number-columns-repeated="2"/>
          <table:table-cell table:style-name="ce83" table:number-columns-repeated="8"/>
          <table:table-cell table:style-name="ce91"/>
          <table:table-cell table:style-name="ce95"/>
          <table:table-cell table:style-name="ce100"/>
          <table:table-cell table:number-columns-repeated="1010"/>
        </table:table-row>
        <table:table-row table:style-name="ro11" table:number-rows-repeated="104855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0212" table:style-name="ta7">
        <table:table-column table:style-name="co10" table:default-cell-style-name="ce104"/>
        <table:table-column table:style-name="co23" table:default-cell-style-name="ce106"/>
        <table:table-column table:style-name="co24" table:default-cell-style-name="ce109"/>
        <table:table-column table:style-name="co25" table:default-cell-style-name="ce109"/>
        <table:table-column table:style-name="co26" table:default-cell-style-name="ce113"/>
        <table:table-column table:style-name="co4" table:default-cell-style-name="ce117"/>
        <table:table-column table:style-name="co27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0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ntony/diy/GB%20Accounts/GB%20Accounts%202013/GB%20Accounts%20Company%202013-03-31%20(Mar13)%20OpenOffice/Sales.ods'#$OpeningDebtors.$G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ntony/diy/GB%20Accounts/GB%20Accounts%202013/GB%20Accounts%20Company%202013-03-31%20(Mar13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1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1" table:number-rows-repeated="10479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0312" table:style-name="ta7">
        <table:table-column table:style-name="co10" table:default-cell-style-name="ce104"/>
        <table:table-column table:style-name="co23" table:default-cell-style-name="ce106"/>
        <table:table-column table:style-name="co28" table:default-cell-style-name="ce109"/>
        <table:table-column table:style-name="co25" table:default-cell-style-name="ce109"/>
        <table:table-column table:style-name="co26" table:default-cell-style-name="ce113"/>
        <table:table-column table:style-name="co4" table:default-cell-style-name="ce117"/>
        <table:table-column table:style-name="co27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0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ntony/diy/GB%20Accounts/GB%20Accounts%202013/GB%20Accounts%20Company%202013-03-31%20(Mar13)%20OpenOffice/Sales.ods'#$OpeningDebtors.$G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ntony/diy/GB%20Accounts/GB%20Accounts%202013/GB%20Accounts%20Company%202013-03-31%20(Mar13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1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1" table:number-rows-repeated="10479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0413" table:style-name="ta7">
        <table:table-column table:style-name="co10" table:default-cell-style-name="ce104"/>
        <table:table-column table:style-name="co23" table:default-cell-style-name="ce106"/>
        <table:table-column table:style-name="co29" table:default-cell-style-name="ce109"/>
        <table:table-column table:style-name="co25" table:default-cell-style-name="ce109"/>
        <table:table-column table:style-name="co26" table:default-cell-style-name="ce113"/>
        <table:table-column table:style-name="co4" table:default-cell-style-name="ce117"/>
        <table:table-column table:style-name="co27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0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ntony/diy/GB%20Accounts/GB%20Accounts%202013/GB%20Accounts%20Company%202013-03-31%20(Mar13)%20OpenOffice/Sales.ods'#$ClosingDebtors.$G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ntony/diy/GB%20Accounts/GB%20Accounts%202013/GB%20Accounts%20Company%202013-03-31%20(Mar13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1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1" table:number-rows-repeated="10479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0513" table:style-name="ta7">
        <table:table-column table:style-name="co10" table:default-cell-style-name="ce104"/>
        <table:table-column table:style-name="co23" table:default-cell-style-name="ce106"/>
        <table:table-column table:style-name="co28" table:default-cell-style-name="ce109"/>
        <table:table-column table:style-name="co25" table:default-cell-style-name="ce109"/>
        <table:table-column table:style-name="co26" table:default-cell-style-name="ce113"/>
        <table:table-column table:style-name="co4" table:default-cell-style-name="ce117"/>
        <table:table-column table:style-name="co27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0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ntony/diy/GB%20Accounts/GB%20Accounts%202013/GB%20Accounts%20Company%202013-03-31%20(Mar13)%20OpenOffice/Sales.ods'#$ClosingDebtors.$G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ntony/diy/GB%20Accounts/GB%20Accounts%202013/GB%20Accounts%20Company%202013-03-31%20(Mar13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1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1" table:number-rows-repeated="10479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0212" table:style-name="ta7">
        <table:table-column table:style-name="co30" table:default-cell-style-name="ce126"/>
        <table:table-column table:style-name="co31" table:default-cell-style-name="ce128"/>
        <table:table-column table:style-name="co32" table:default-cell-style-name="ce132"/>
        <table:table-column table:style-name="co2" table:default-cell-style-name="ce137"/>
        <table:table-column table:style-name="co33" table:default-cell-style-name="ce129"/>
        <table:table-column table:style-name="co34" table:default-cell-style-name="ce142"/>
        <table:table-column table:style-name="co4" table:default-cell-style-name="ce142"/>
        <table:table-column table:style-name="co21" table:default-cell-style-name="ce142"/>
        <table:table-column table:style-name="co10" table:number-columns-repeated="1016" table:default-cell-style-name="ce128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36" office:value-type="string" table:number-columns-spanned="1" table:number-rows-spanned="3">
            <text:p>Purchase Description</text:p>
          </table:table-cell>
          <table:table-cell table:style-name="ce140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5" table:formula="of:=['file:///C:/Users/Antony/diy/GB%20Accounts/GB%20Accounts%202013/GB%20Accounts%20Company%202013-03-31%20(Mar13)%20OpenOffice/Purchases.ods'#$OpeningCreditors.$G$2]" office:value-type="float" office:value="20">
            <text:p>20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6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7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29"/>
          <table:table-cell table:style-name="ce133"/>
          <table:table-cell table:style-name="ce129"/>
          <table:table-cell table:style-name="ce130"/>
          <table:table-cell table:style-name="ce143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8"/>
          <table:table-cell table:style-name="ce130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7"/>
          <table:table-cell table:style-name="ce131"/>
          <table:table-cell table:style-name="ce135"/>
          <table:table-cell table:style-name="ce139"/>
          <table:table-cell table:style-name="ce141"/>
          <table:table-cell table:style-name="ce144"/>
          <table:table-cell table:style-name="ce144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0312" table:style-name="ta7">
        <table:table-column table:style-name="co30" table:default-cell-style-name="ce126"/>
        <table:table-column table:style-name="co31" table:default-cell-style-name="ce128"/>
        <table:table-column table:style-name="co32" table:default-cell-style-name="ce132"/>
        <table:table-column table:style-name="co2" table:default-cell-style-name="ce137"/>
        <table:table-column table:style-name="co33" table:default-cell-style-name="ce129"/>
        <table:table-column table:style-name="co34" table:default-cell-style-name="ce142"/>
        <table:table-column table:style-name="co4" table:default-cell-style-name="ce142"/>
        <table:table-column table:style-name="co21" table:default-cell-style-name="ce142"/>
        <table:table-column table:style-name="co10" table:number-columns-repeated="1016" table:default-cell-style-name="ce128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36" office:value-type="string" table:number-columns-spanned="1" table:number-rows-spanned="3">
            <text:p>Purchase Description</text:p>
          </table:table-cell>
          <table:table-cell table:style-name="ce140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5" table:formula="of:=['file:///C:/Users/Antony/diy/GB%20Accounts/GB%20Accounts%202013/GB%20Accounts%20Company%202013-03-31%20(Mar13)%20OpenOffice/Purchases.ods'#$OpeningCreditors.$G$2]" office:value-type="float" office:value="20">
            <text:p>20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6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7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29"/>
          <table:table-cell table:style-name="ce133"/>
          <table:table-cell table:style-name="ce129"/>
          <table:table-cell table:style-name="ce130"/>
          <table:table-cell table:style-name="ce143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8"/>
          <table:table-cell table:style-name="ce130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7"/>
          <table:table-cell table:style-name="ce131"/>
          <table:table-cell table:style-name="ce135"/>
          <table:table-cell table:style-name="ce139"/>
          <table:table-cell table:style-name="ce141"/>
          <table:table-cell table:style-name="ce144"/>
          <table:table-cell table:style-name="ce144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0413" table:style-name="ta7">
        <table:table-column table:style-name="co30" table:default-cell-style-name="ce126"/>
        <table:table-column table:style-name="co31" table:default-cell-style-name="ce128"/>
        <table:table-column table:style-name="co35" table:default-cell-style-name="ce132"/>
        <table:table-column table:style-name="co2" table:default-cell-style-name="ce137"/>
        <table:table-column table:style-name="co36" table:default-cell-style-name="ce129"/>
        <table:table-column table:style-name="co34" table:default-cell-style-name="ce142"/>
        <table:table-column table:style-name="co4" table:default-cell-style-name="ce142"/>
        <table:table-column table:style-name="co21" table:default-cell-style-name="ce142"/>
        <table:table-column table:style-name="co10" table:number-columns-repeated="1016" table:default-cell-style-name="ce128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36" office:value-type="string" table:number-columns-spanned="1" table:number-rows-spanned="3">
            <text:p>Purchase Description</text:p>
          </table:table-cell>
          <table:table-cell table:style-name="ce140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5" table:formula="of:=['file:///C:/Users/Antony/diy/GB%20Accounts/GB%20Accounts%202013/GB%20Accounts%20Company%202013-03-31%20(Mar13)%20OpenOffice/Purchases.ods'#$ClosingCreditors.$G$2]" office:value-type="float" office:value="20">
            <text:p>20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6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7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29"/>
          <table:table-cell table:style-name="ce133"/>
          <table:table-cell table:style-name="ce129"/>
          <table:table-cell table:style-name="ce130"/>
          <table:table-cell table:style-name="ce143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8"/>
          <table:table-cell table:style-name="ce130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7"/>
          <table:table-cell table:style-name="ce131"/>
          <table:table-cell table:style-name="ce135"/>
          <table:table-cell table:style-name="ce139"/>
          <table:table-cell table:style-name="ce141"/>
          <table:table-cell table:style-name="ce144"/>
          <table:table-cell table:style-name="ce144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0513" table:style-name="ta7">
        <table:table-column table:style-name="co30" table:default-cell-style-name="ce126"/>
        <table:table-column table:style-name="co31" table:default-cell-style-name="ce128"/>
        <table:table-column table:style-name="co37" table:default-cell-style-name="ce132"/>
        <table:table-column table:style-name="co2" table:default-cell-style-name="ce137"/>
        <table:table-column table:style-name="co36" table:default-cell-style-name="ce129"/>
        <table:table-column table:style-name="co38" table:default-cell-style-name="ce142"/>
        <table:table-column table:style-name="co4" table:default-cell-style-name="ce142"/>
        <table:table-column table:style-name="co21" table:default-cell-style-name="ce142"/>
        <table:table-column table:style-name="co10" table:number-columns-repeated="1016" table:default-cell-style-name="ce128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36" office:value-type="string" table:number-columns-spanned="1" table:number-rows-spanned="3">
            <text:p>Purchase Description</text:p>
          </table:table-cell>
          <table:table-cell table:style-name="ce140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5" table:formula="of:=['file:///C:/Users/Antony/diy/GB%20Accounts/GB%20Accounts%202013/GB%20Accounts%20Company%202013-03-31%20(Mar13)%20OpenOffice/Purchases.ods'#$ClosingCreditors.$G$2]" office:value-type="float" office:value="20">
            <text:p>20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6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7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29"/>
          <table:table-cell table:style-name="ce133"/>
          <table:table-cell table:style-name="ce129"/>
          <table:table-cell table:style-name="ce130"/>
          <table:table-cell table:style-name="ce143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8"/>
          <table:table-cell table:style-name="ce130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7"/>
          <table:table-cell table:style-name="ce131"/>
          <table:table-cell table:style-name="ce135"/>
          <table:table-cell table:style-name="ce139"/>
          <table:table-cell table:style-name="ce141"/>
          <table:table-cell table:style-name="ce144"/>
          <table:table-cell table:style-name="ce144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C:/Users/Antony/diy/GB%20Accounts/GB%20Accounts%202013/GB%20Accounts%20Company%202013-03-31%20(Mar13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2"/>
        <table:table-row table:number-rows-repeated="5">
          <table:table-cell table:number-columns-repeated="2"/>
        </table:table-row>
        <table:table-row>
          <table:table-cell/>
          <table:table-cell table:style-name="ce1" office:value-type="float" office:value="40967">
            <text:p>4096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99">
            <text:p>4099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29">
            <text:p>4102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60">
            <text:p>4106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90">
            <text:p>4109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121">
            <text:p>4112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152">
            <text:p>4115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182">
            <text:p>4118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213">
            <text:p>4121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243">
            <text:p>4124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274">
            <text:p>4127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305">
            <text:p>4130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333">
            <text:p>4133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364">
            <text:p>4136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394">
            <text:p>4139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425">
            <text:p>4142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455">
            <text:p>41455</text:p>
          </table:table-cell>
        </table:table-row>
      </table:table>
      <table:table table:name="'file:///C:/Users/Antony/diy/GB%20Accounts/GB%20Accounts%202013/GB%20Accounts%20Company%202013-03-31%20(Mar13)%20OpenOffice/Sales.ods'#OpeningDebtors" table:print="false" table:style-name="ta_extref">
        <table:table-source xlink:type="simple" xlink:href="../Sales.ods" table:table-name="Open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ntony/diy/GB%20Accounts/GB%20Accounts%202013/GB%20Accounts%20Company%202013-03-31%20(Mar13)%20OpenOffice/Sales.ods'#Apr12" table:print="false" table:style-name="ta_extref">
        <table:table-source xlink:type="simple" xlink:href="../Sales.ods" table:table-name="Ap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3-31%20(Mar13)%20OpenOffice/Sales.ods'#May12" table:print="false" table:style-name="ta_extref">
        <table:table-source xlink:type="simple" xlink:href="../Sales.ods" table:table-name="May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3-31%20(Mar13)%20OpenOffice/Sales.ods'#Jun12" table:print="false" table:style-name="ta_extref">
        <table:table-source xlink:type="simple" xlink:href="../Sales.ods" table:table-name="Ju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3-31%20(Mar13)%20OpenOffice/Sales.ods'#Jul12" table:print="false" table:style-name="ta_extref">
        <table:table-source xlink:type="simple" xlink:href="../Sales.ods" table:table-name="Jul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3-31%20(Mar13)%20OpenOffice/Sales.ods'#Aug12" table:print="false" table:style-name="ta_extref">
        <table:table-source xlink:type="simple" xlink:href="../Sales.ods" table:table-name="Aug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3-31%20(Mar13)%20OpenOffice/Sales.ods'#Sep12" table:print="false" table:style-name="ta_extref">
        <table:table-source xlink:type="simple" xlink:href="../Sales.ods" table:table-name="Sep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3-31%20(Mar13)%20OpenOffice/Sales.ods'#Oct12" table:print="false" table:style-name="ta_extref">
        <table:table-source xlink:type="simple" xlink:href="../Sales.ods" table:table-name="Oct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3-31%20(Mar13)%20OpenOffice/Sales.ods'#Nov12" table:print="false" table:style-name="ta_extref">
        <table:table-source xlink:type="simple" xlink:href="../Sales.ods" table:table-name="Nov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3-31%20(Mar13)%20OpenOffice/Sales.ods'#Dec12" table:print="false" table:style-name="ta_extref">
        <table:table-source xlink:type="simple" xlink:href="../Sales.ods" table:table-name="Dec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3-31%20(Mar13)%20OpenOffice/Sales.ods'#Jan13" table:print="false" table:style-name="ta_extref">
        <table:table-source xlink:type="simple" xlink:href="../Sales.ods" table:table-name="Jan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3-31%20(Mar13)%20OpenOffice/Sales.ods'#Feb13" table:print="false" table:style-name="ta_extref">
        <table:table-source xlink:type="simple" xlink:href="../Sales.ods" table:table-name="Feb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3-31%20(Mar13)%20OpenOffice/Sales.ods'#Mar13" table:print="false" table:style-name="ta_extref">
        <table:table-source xlink:type="simple" xlink:href="../Sales.ods" table:table-name="Mar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3-31%20(Mar13)%20OpenOffice/Sales.ods'#ClosingDebtors" table:print="false" table:style-name="ta_extref">
        <table:table-source xlink:type="simple" xlink:href="../Sales.ods" table:table-name="Clos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ntony/diy/GB%20Accounts/GB%20Accounts%202013/GB%20Accounts%20Company%202013-03-31%20(Mar13)%20OpenOffice/Purchases.ods'#OpeningCreditors" table:print="false" table:style-name="ta_extref">
        <table:table-source xlink:type="simple" xlink:href="../Purchases.ods" table:table-name="Open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</table:table>
      <table:table table:name="'file:///C:/Users/Antony/diy/GB%20Accounts/GB%20Accounts%202013/GB%20Accounts%20Company%202013-03-31%20(Mar13)%20OpenOffice/Purchases.ods'#Apr12" table:print="false" table:style-name="ta_extref">
        <table:table-source xlink:type="simple" xlink:href="../Purchases.ods" table:table-name="Apr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3-31%20(Mar13)%20OpenOffice/Purchases.ods'#May12" table:print="false" table:style-name="ta_extref">
        <table:table-source xlink:type="simple" xlink:href="../Purchases.ods" table:table-name="May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3-31%20(Mar13)%20OpenOffice/Purchases.ods'#Jun12" table:print="false" table:style-name="ta_extref">
        <table:table-source xlink:type="simple" xlink:href="../Purchases.ods" table:table-name="Ju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3-31%20(Mar13)%20OpenOffice/Purchases.ods'#Jul12" table:print="false" table:style-name="ta_extref">
        <table:table-source xlink:type="simple" xlink:href="../Purchases.ods" table:table-name="Jul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3-31%20(Mar13)%20OpenOffice/Purchases.ods'#Aug12" table:print="false" table:style-name="ta_extref">
        <table:table-source xlink:type="simple" xlink:href="../Purchases.ods" table:table-name="Aug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3-31%20(Mar13)%20OpenOffice/Purchases.ods'#Sep12" table:print="false" table:style-name="ta_extref">
        <table:table-source xlink:type="simple" xlink:href="../Purchases.ods" table:table-name="Sep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3-31%20(Mar13)%20OpenOffice/Purchases.ods'#Oct12" table:print="false" table:style-name="ta_extref">
        <table:table-source xlink:type="simple" xlink:href="../Purchases.ods" table:table-name="Oct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3-31%20(Mar13)%20OpenOffice/Purchases.ods'#Nov12" table:print="false" table:style-name="ta_extref">
        <table:table-source xlink:type="simple" xlink:href="../Purchases.ods" table:table-name="Nov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3-31%20(Mar13)%20OpenOffice/Purchases.ods'#Dec12" table:print="false" table:style-name="ta_extref">
        <table:table-source xlink:type="simple" xlink:href="../Purchases.ods" table:table-name="Dec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3-31%20(Mar13)%20OpenOffice/Purchases.ods'#Jan13" table:print="false" table:style-name="ta_extref">
        <table:table-source xlink:type="simple" xlink:href="../Purchases.ods" table:table-name="Jan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3-31%20(Mar13)%20OpenOffice/Purchases.ods'#Feb13" table:print="false" table:style-name="ta_extref">
        <table:table-source xlink:type="simple" xlink:href="../Purchases.ods" table:table-name="Feb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3-31%20(Mar13)%20OpenOffice/Purchases.ods'#Mar13" table:print="false" table:style-name="ta_extref">
        <table:table-source xlink:type="simple" xlink:href="../Purchases.ods" table:table-name="Mar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/GB%20Accounts%20Company%202013-03-31%20(Mar13)%20OpenOffice/Purchases.ods'#ClosingCreditors" table:print="false" table:style-name="ta_extref">
        <table:table-source xlink:type="simple" xlink:href="../Purchases.ods" table:table-name="Clos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0">
      <number:day number:style="long"/>
      <number:text>-</number:text>
      <number:month number:textual="true"/>
      <number:text>-</number:text>
      <number:year/>
    </number:date-style>
    <number:number-style style:name="N111">
      <number:number number:decimal-places="2" number:min-integer-digits="1" number:grouping="true"/>
      <number:text> </number:text>
    </number:number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2P0"/>
    </number:number-style>
    <number:number-style style:name="N113">
      <number:number number:decimal-places="0" number:min-integer-digits="1"/>
      <number:text> </number:text>
    </number:number-style>
    <number:number-style style:name="N114P0" style:volatile="true">
      <number:number number:decimal-places="0" number:min-integer-digits="1"/>
      <number:text> </number:text>
    </number:number-style>
    <number:number-style style:name="N114">
      <style:text-properties fo:color="#ff0000"/>
      <number:text>-</number:text>
      <number:number number:decimal-places="0" number:min-integer-digits="1"/>
      <number:text> </number:text>
      <style:map style:condition="value()&gt;=0" style:apply-style-name="N114P0"/>
    </number:number-style>
    <number:date-style style:name="N115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5">
      <number:text-content/>
      <style:map style:condition="value()&gt;=0" style:apply-style-name="N115P0"/>
    </number:text-style>
    <number:number-style style:name="N116">
      <number:number number:decimal-places="1" number:min-integer-digits="1" number:grouping="true"/>
      <number:text> </number:text>
    </number:number-style>
    <number:number-style style:name="N117P0" style:volatile="true">
      <number:number number:decimal-places="1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7P0"/>
    </number:number-style>
    <number:date-style style:name="N118">
      <number:month number:textual="true"/>
      <number:text>-</number:text>
      <number:year/>
    </number:date-style>
    <number:number-style style:name="N119">
      <number:number number:decimal-places="0" number:min-integer-digits="1"/>
      <number:text> </number:text>
    </number:number-style>
    <number:number-style style:name="N120P0" style:volatile="true">
      <number:number number:decimal-places="0" number:min-integer-digits="1"/>
      <number:text> </number:text>
    </number:number-style>
    <number:number-style style:name="N120">
      <style:text-properties fo:color="#ff0000"/>
      <number:text>-</number:text>
      <number:number number:decimal-places="0" number:min-integer-digits="1"/>
      <number:text> </number:text>
      <style:map style:condition="value()&gt;=0" style:apply-style-name="N120P0"/>
    </number:number-style>
    <number:number-style style:name="N121">
      <number:number number:decimal-places="1" number:min-integer-digits="1"/>
    </number:number-style>
    <number:date-style style:name="N122P0" style:volatile="true">
      <number:day number:style="long"/>
      <number:text>/</number:text>
      <number:month number:style="long"/>
      <number:text>/</number:text>
      <number:year/>
    </number:date-style>
    <number:text-style style:name="N122">
      <number:text-content/>
      <style:map style:condition="value()&gt;=0" style:apply-style-name="N122P0"/>
    </number:text-style>
    <number:currency-style style:name="N123">
      <number:currency-symbol>£</number:currency-symbol>
      <number:number number:decimal-places="0" number:min-integer-digits="1" number:grouping="true"/>
    </number:currency-style>
    <number:date-style style:name="N12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4">
      <number:text-content/>
      <style:map style:condition="value()&gt;=0" style:apply-style-name="N124P0"/>
    </number:text-style>
    <number:percentage-style style:name="N125">
      <number:number number:decimal-places="1" number:min-integer-digits="1"/>
      <number:text>%</number:text>
    </number:percentage-style>
    <number:date-style style:name="N5110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7">27/01/2012</text:date>, <text:time>18:2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2-01-27">27/01/2012</text:date> <text:s/><text:time>18:26:2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2006</text:p>
      </style:header>
      <style:header-left style:display="false"/>
      <style:footer>
        <style:region-left>
          <text:p><text:date style:data-style-name="N2" text:date-value="2012-01-27">27/01/2012</text:date> <text:s/><text:time>18:26:2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 2006</text:p>
      </style:header>
      <style:header-left style:display="false"/>
      <style:footer>
        <style:region-left>
          <text:p><text:date style:data-style-name="N2" text:date-value="2012-01-27">27/01/2012</text:date> <text:s/><text:time>18:26:2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2006</text:p>
      </style:header>
      <style:header-left style:display="false"/>
      <style:footer>
        <style:region-left>
          <text:p><text:date style:data-style-name="N2" text:date-value="2012-01-27">27/01/2012</text:date> <text:s/><text:time>18:26:2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2-01-27">27/01/2012</text:date> <text:s/><text:time>18:26:2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2-01-27">27/01/2012</text:date> <text:s/><text:time>18:26:2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>Vat returns FMAN</dc:title>
    <meta:initial-creator>Terry Cartwright</meta:initial-creator>
    <dc:creator>Antony Cartwright</dc:creator>
    <meta:creation-date>2006-06-05T10:56:36Z</meta:creation-date>
    <dc:date>2012-01-27T18:26:25.48</dc:date>
    <meta:print-date>2007-02-10T23:38:25Z</meta:print-date>
    <meta:editing-duration>PT2M37S</meta:editing-duration>
    <meta:editing-cycles>1</meta:editing-cycles>
    <meta:document-statistic meta:table-count="14" meta:cell-count="5266" meta:object-count="0"/>
  </office:meta>
</office:document-meta>
</file>